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60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3.379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4.503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1">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 ، معمولہ</text:p>
          </table:table-cell>
          <table:table-cell table:number-columns-repeated="1022"/>
        </table:table-row>
        <table:table-row table:style-name="ro1">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8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3T11:03:13.058177733</dc:date>
    <meta:editing-duration>P117DT9H28M41S</meta:editing-duration>
    <meta:editing-cycles>5062</meta:editing-cycles>
    <meta:generator>LibreOffice/7.3.7.2$Linux_X86_64 LibreOffice_project/30$Build-2</meta:generator>
    <meta:document-statistic meta:table-count="9" meta:cell-count="77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